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size="24pt" style:font-size-asian="24pt" style:font-size-complex="24pt"/>
    </style:style>
    <style:style style:name="P2" style:parent-style-name="Normal" style:family="paragraph">
      <style:text-properties style:font-name="Arial" style:font-name-complex="Arial" fo:font-size="12pt" style:font-size-asian="12pt" style:font-size-complex="12pt"/>
    </style:style>
    <style:style style:name="P3" style:parent-style-name="Normal" style:family="paragraph">
      <style:text-properties style:font-name="Arial" style:font-name-complex="Arial" fo:font-size="12pt" style:font-size-asian="12pt" style:font-size-complex="12pt"/>
    </style:style>
    <style:style style:name="P4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5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6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7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8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9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0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1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2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3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4" style:parent-style-name="Normal" style:family="paragraph">
      <style:text-properties style:font-name="Arial" style:font-name-complex="Arial" fo:font-size="12pt" style:font-size-asian="12pt" style:font-size-complex="12pt"/>
    </style:style>
    <style:style style:name="P15" style:parent-style-name="Normal" style:family="paragraph">
      <style:text-properties style:font-name="Arial" style:font-name-complex="Arial" fo:font-size="12pt" style:font-size-asian="12pt" style:font-size-complex="12pt"/>
    </style:style>
    <style:style style:name="T16" style:parent-style-name="Fuentedepárrafopredeter." style:family="text"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Ejercicio 9.</text:p>
      <text:p text:style-name="P2">De acuerdo <text:s/>con la siguiente <text:s/>hoja <text:s/>de estilo, <text:s/>¿de <text:s/>qué <text:s/>color es el enlace?</text:p>
      <text:p text:style-name="P3"/>
      <text:p text:style-name="P4">a.context:visited {</text:p>
      <text:p text:style-name="P5">color: purple;</text:p>
      <text:p text:style-name="P6">}</text:p>
      <text:p text:style-name="P7">a.context:hover {</text:p>
      <text:p text:style-name="P8">color: green;</text:p>
      <text:p text:style-name="P9">}</text:p>
      <text:p text:style-name="P10">a.context:active {</text:p>
      <text:p text:style-name="P11">color: red;</text:p>
      <text:p text:style-name="P12">}</text:p>
      <text:p text:style-name="P13">a.context:link {</text:p>
      <text:p text:style-name="P14">color: blue;</text:p>
      <text:p text:style-name="P15">}</text:p>
      <text:p text:style-name="Normal"><text:span text:style-name="T16">Únicamente sería de color azul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PMingLiU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zh" style:country-asian="TW" style:language-complex="he" style:country-complex="IL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an Banyuls Sanchez</meta:initial-creator>
    <dc:creator>Joan Banyuls Sanchez</dc:creator>
    <meta:creation-date>2018-11-07T20:35:00Z</meta:creation-date>
    <dc:date>2018-11-07T20:37:00Z</dc:date>
    <meta:template xlink:href="Normal" xlink:type="simple"/>
    <meta:editing-cycles>1</meta:editing-cycles>
    <meta:editing-duration>PT0S</meta:editing-duration>
    <meta:document-statistic meta:page-count="1" meta:paragraph-count="1" meta:word-count="40" meta:character-count="259" meta:row-count="1" meta:non-whitespace-character-count="220"/>
  </office:meta>
</office:document-meta>
</file>